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5cm" fo:min-width="18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84cm" fo:min-width="18.33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76cm" fo:min-width="9.5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0.45cm" fo:min-width="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6.85cm" fo:min-width="7.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5cm" fo:min-width="10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5cm" fo:min-width="7.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05cm" fo:min-width="10.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05cm" fo:min-width="9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19cm" svg:height="2.3cm" svg:x="1cm" svg:y="8.4cm">
          <text:p text:style-name="P1">soma = 0</text:p>
          <text:p text:style-name="P1">linha = 0</text:p>
          <text:p text:style-name="P1">coluna = 0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9cm" svg:height="1.7cm" svg:x="1cm" svg:y="1.4cm">
          <text:p text:style-name="P1">Vetor de inteiro “valores” preenchido no teste</text:p>
          <text:p text:style-name="P1">(Com tamanho “linhas” x “colunas”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10.2cm" svg:height="1.8cm" svg:x="7.15cm" svg:y="26.5cm">
          <text:p text:style-name="P1">O resultado é exibido na te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cm" svg:y1="3.1cm" svg:x2="10.5cm" svg:y2="8.4cm" draw:start-shape="id1" draw:start-glue-point="2" draw:end-shape="id2" draw:end-glue-point="0" svg:d="M10500 3100v5300" svg:viewBox="0 0 1 5301">
          <text:p/>
        </draw:connector>
        <draw:frame draw:style-name="gr5" draw:text-style-name="P4" draw:layer="layout" svg:width="9.011cm" svg:height="5.228cm" svg:x="11cm" svg:y="3.194cm">
          <draw:text-box>
            <text:p>Exemplo<text:line-break/>(com 5 linhas e 5 colunas):</text:p>
            <text:p>1 <text:s text:c="8"/>10 <text:s text:c="6"/>8 <text:s text:c="8"/>4 <text:s text:c="8"/>2</text:p>
            <text:p>15 <text:s text:c="6"/>6 <text:s text:c="8"/>7 <text:s text:c="8"/>1 <text:s text:c="8"/>1</text:p>
            <text:p>5 <text:s text:c="8"/>1 <text:s text:c="8"/>0 <text:s text:c="8"/>75 <text:s text:c="6"/>7</text:p>
            <text:p>2 <text:s text:c="8"/>8 <text:s text:c="8"/>3 <text:s text:c="8"/>9 <text:s text:c="8"/>20</text:p>
            <text:p>6 <text:s text:c="8"/>5 <text:s text:c="8"/>1 <text:s text:c="8"/>10 <text:s text:c="6"/>2</text:p>
          </draw:text-box>
        </draw:frame>
        <draw:custom-shape draw:style-name="gr6" draw:text-style-name="P2" xml:id="id3" draw:id="id3" draw:layer="layout" svg:width="7.5cm" svg:height="10.7cm" svg:x="8.5cm" svg:y="1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454cm" svg:height="0.962cm" svg:x="8.4cm" svg:y="12.2cm">
          <draw:text-box>
            <text:p>Para cada linha faça:</text:p>
          </draw:text-box>
        </draw:frame>
        <draw:custom-shape draw:style-name="gr7" draw:text-style-name="P2" draw:layer="layout" svg:width="8.2cm" svg:height="7.1cm" svg:x="8.8cm" svg:y="13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983cm" svg:height="0.962cm" svg:x="9.5cm" svg:y="13.738cm">
          <draw:text-box>
            <text:p>Para cada coluna faça:</text:p>
          </draw:text-box>
        </draw:frame>
        <draw:custom-shape draw:style-name="gr8" draw:text-style-name="P2" xml:id="id5" draw:id="id5" draw:layer="layout" svg:width="10.7cm" svg:height="1.3cm" svg:x="9.3cm" svg:y="18.6cm">
          <text:p text:style-name="P1">coluna = coluna + 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2cm" svg:height="1.4cm" svg:x="8.8cm" svg:y="21cm">
          <text:p text:style-name="P1">Linha = linha + 1</text:p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10.7cm" svg:height="2.3cm" svg:x="9.3cm" svg:y="15.3cm">
          <text:p text:style-name="P1">soma = soma + valores[linha][coluna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0.5cm" svg:y1="10.7cm" svg:x2="12.25cm" svg:y2="12cm" draw:start-shape="id2" draw:start-glue-point="2" draw:end-shape="id3" svg:d="M10500 10700v650h1750v650" svg:viewBox="0 0 1751 1301">
          <text:p/>
        </draw:connector>
        <draw:connector draw:style-name="gr4" draw:text-style-name="P3" draw:layer="layout" svg:x1="14.65cm" svg:y1="17.6cm" svg:x2="14.65cm" svg:y2="18.6cm" draw:start-shape="id4" draw:start-glue-point="2" draw:end-shape="id5" draw:end-glue-point="0" svg:d="M14650 17600v1000" svg:viewBox="0 0 1 1001">
          <text:p/>
        </draw:connector>
        <draw:custom-shape draw:style-name="gr11" draw:text-style-name="P2" xml:id="id6" draw:id="id6" draw:layer="layout" svg:width="10.2cm" svg:height="2.3cm" svg:x="7.15cm" svg:y="23.2cm">
          <text:p text:style-name="P1">media = soma / (linhas x colunas)</text:p>
          <text:p text:style-name="P1"/>
          <text:p text:style-name="P1">(arredondando para inteiro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34cm" svg:height="16.604cm" svg:x="0.906cm" svg:y="11.961cm">
          <draw:text-box>
            <text:p>Exemplo:</text:p>
            <text:p/>
            <text:p>soma =</text:p>
            <text:p>1 + 10 + 8 + 4 + 2 +</text:p>
            <text:p>15 + 6 + 7 + 1 + 1 +</text:p>
            <text:p>5 + 1 + 0 + 75 + 7 +</text:p>
            <text:p>2 + 8 + 3 + 9 + 20 +</text:p>
            <text:p>6 + 5 + 1 + 10 + 2 </text:p>
            <text:p/>
            <text:p>soma = 209 </text:p>
            <text:p/>
            <text:p/>
            <text:p/>
            <text:p/>
            <text:p/>
            <text:p/>
            <text:p>media = 209 / (5 x 5)</text:p>
            <text:p>media = 8,36</text:p>
            <text:p/>
            <text:p/>
            <text:p/>
            <text:p>“media = 8”</text:p>
            <text:p/>
          </draw:text-box>
        </draw:frame>
        <draw:connector draw:style-name="gr4" draw:text-style-name="P3" draw:layer="layout" svg:x1="12.25cm" svg:y1="22.7cm" svg:x2="12.25cm" svg:y2="23.2cm" draw:start-shape="id3" draw:start-glue-point="2" draw:end-shape="id6" draw:end-glue-point="0" svg:d="M12250 22700v500" svg:viewBox="0 0 1 501">
          <text:p/>
        </draw:connector>
        <draw:connector draw:style-name="gr4" draw:text-style-name="P3" draw:layer="layout" svg:x1="12.25cm" svg:y1="25.5cm" svg:x2="12.25cm" svg:y2="26.5cm" draw:start-shape="id6" draw:start-glue-point="2" draw:end-shape="id7" draw:end-glue-point="0" svg:d="M12250 255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4:08:40.731000000</meta:creation-date>
    <dc:date>2021-06-14T16:29:52.951000000</dc:date>
    <meta:editing-duration>PT27M42S</meta:editing-duration>
    <meta:editing-cycles>8</meta:editing-cycles>
    <meta:generator>LibreOffice/6.0.2.1$Windows_X86_64 LibreOffice_project/f7f06a8f319e4b62f9bc5095aa112a65d2f3ac89</meta:generator>
    <meta:document-statistic meta:object-count="18"/>
  </office:meta>
</office:document-meta>
</file>